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53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58.05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24.2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number-columns-repeated="3"/>
          <table:table-cell office:value-type="string" calcext:value-type="string">
            <text:p>cumu</text:p>
          </table:table-cell>
          <table:table-cell table:style-name="Default" office:value-type="string" calcext:value-type="string">
            <text:p>Business trip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table:formula="of:=WEEKDAY([.A2];2)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C2]" office:value-type="float" office:value="42" calcext:value-type="float">
            <text:p>42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table:formula="of:=WEEKDAY([.A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3]+[.D2]" office:value-type="float" office:value="84" calcext:value-type="float">
            <text:p>84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 table:formula="of:=WEEKDAY([.A4];2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C4]+[.D3]" office:value-type="float" office:value="151" calcext:value-type="float">
            <text:p>15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5" calcext:value-type="date">
            <text:p>07/05/19</text:p>
          </table:table-cell>
          <table:table-cell table:formula="of:=WEEKDAY([.A5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]+[.D4]" office:value-type="float" office:value="193" calcext:value-type="float">
            <text:p>193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table:formula="of:=WEEKDAY([.A6];2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C6]+[.D5]" office:value-type="float" office:value="240" calcext:value-type="float">
            <text:p>240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7" calcext:value-type="date">
            <text:p>07/07/19</text:p>
          </table:table-cell>
          <table:table-cell table:formula="of:=WEEKDAY([.A7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]+[.D6]" office:value-type="float" office:value="292" calcext:value-type="float">
            <text:p>292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8" calcext:value-type="date">
            <text:p>07/08/19</text:p>
          </table:table-cell>
          <table:table-cell table:formula="of:=WEEKDAY([.A8];2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8]+[.D7]" office:value-type="float" office:value="329" calcext:value-type="float">
            <text:p>329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table:formula="of:=WEEKDAY([.A9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9]+[.D8]" office:value-type="float" office:value="361" calcext:value-type="float">
            <text:p>36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table:formula="of:=WEEKDAY([.A10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10]+[.D9]" office:value-type="float" office:value="403" calcext:value-type="float">
            <text:p>403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table:formula="of:=WEEKDAY([.A11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1]+[.D10]" office:value-type="float" office:value="455" calcext:value-type="float">
            <text:p>455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table:formula="of:=WEEKDAY([.A12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12]+[.D11]" office:value-type="float" office:value="507" calcext:value-type="float">
            <text:p>507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3" calcext:value-type="date">
            <text:p>07/13/19</text:p>
          </table:table-cell>
          <table:table-cell table:formula="of:=WEEKDAY([.A13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13]+[.D12]" office:value-type="float" office:value="559" calcext:value-type="float">
            <text:p>559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4" calcext:value-type="date">
            <text:p>07/14/19</text:p>
          </table:table-cell>
          <table:table-cell table:formula="of:=WEEKDAY([.A14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14]+[.D13]" office:value-type="float" office:value="611" calcext:value-type="float">
            <text:p>61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table:formula="of:=WEEKDAY([.A15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15]+[.D14]" office:value-type="float" office:value="663" calcext:value-type="float">
            <text:p>663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table:formula="of:=WEEKDAY([.A16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C16]+[.D15]" office:value-type="float" office:value="685" calcext:value-type="float">
            <text:p>685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7" calcext:value-type="date">
            <text:p>07/17/19</text:p>
          </table:table-cell>
          <table:table-cell table:formula="of:=WEEKDAY([.A17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17]+[.D16]" office:value-type="float" office:value="747" calcext:value-type="float">
            <text:p>747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8" calcext:value-type="date">
            <text:p>07/18/19</text:p>
          </table:table-cell>
          <table:table-cell table:formula="of:=WEEKDAY([.A18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8]+[.D17]" office:value-type="float" office:value="799" calcext:value-type="float">
            <text:p>799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19" calcext:value-type="date">
            <text:p>07/19/19</text:p>
          </table:table-cell>
          <table:table-cell table:formula="of:=WEEKDAY([.A19];2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C19]+[.D18]" office:value-type="float" office:value="861" calcext:value-type="float">
            <text:p>86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table:formula="of:=WEEKDAY([.A20];2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formula="of:=[.C20]+[.D19]" office:value-type="float" office:value="983" calcext:value-type="float">
            <text:p>983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1" calcext:value-type="date">
            <text:p>07/21/19</text:p>
          </table:table-cell>
          <table:table-cell table:formula="of:=WEEKDAY([.A21];2)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C21]+[.D20]" office:value-type="float" office:value="1045" calcext:value-type="float">
            <text:p>1045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2" calcext:value-type="date">
            <text:p>07/22/19</text:p>
          </table:table-cell>
          <table:table-cell table:formula="of:=WEEKDAY([.A22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2]+[.D21]" office:value-type="float" office:value="1087" calcext:value-type="float">
            <text:p>1087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table:formula="of:=WEEKDAY([.A23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23]+[.D22]" office:value-type="float" office:value="1139" calcext:value-type="float">
            <text:p>1139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4" calcext:value-type="date">
            <text:p>07/24/19</text:p>
          </table:table-cell>
          <table:table-cell table:formula="of:=WEEKDAY([.A24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24]+[.D23]" office:value-type="float" office:value="1191" calcext:value-type="float">
            <text:p>119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table:formula="of:=WEEKDAY([.A25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25]+[.D24]" office:value-type="float" office:value="1243" calcext:value-type="float">
            <text:p>1243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table:formula="of:=WEEKDAY([.A26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26]+[.D25]" office:value-type="float" office:value="1285" calcext:value-type="float">
            <text:p>1285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7" calcext:value-type="date">
            <text:p>07/27/19</text:p>
          </table:table-cell>
          <table:table-cell table:formula="of:=WEEKDAY([.A27];2)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[.C27]+[.D26]" office:value-type="float" office:value="1367" calcext:value-type="float">
            <text:p>1367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table:formula="of:=WEEKDAY([.A28];2)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formula="of:=[.C28]+[.D27]" office:value-type="float" office:value="1489" calcext:value-type="float">
            <text:p>1489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table:formula="of:=WEEKDAY([.A29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9]+[.D28]" office:value-type="float" office:value="1531" calcext:value-type="float">
            <text:p>1531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table:formula="of:=WEEKDAY([.A30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0]+[.D29]" office:value-type="float" office:value="1583" calcext:value-type="float">
            <text:p>1583</text:p>
          </table:table-cell>
          <table:table-cell table:style-name="Default" office:value-type="string" calcext:value-type="string">
            <text:p>Carol Ma Tax Consultation</text:p>
          </table:table-cell>
          <table:table-cell table:style-name="Default" office:value-type="string" calcext:value-type="string">
            <text:p>Office</text:p>
          </table:table-cell>
          <table:table-cell table:style-name="Default" office:value-type="string" calcext:value-type="string">
            <text:p>445 Apple Creek, Markham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9-07-31" calcext:value-type="date">
            <text:p>07/31/19</text:p>
          </table:table-cell>
          <table:table-cell table:formula="of:=WEEKDAY([.A31];2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31]+[.D30]" office:value-type="float" office:value="1605" calcext:value-type="float">
            <text:p>1605</text:p>
          </table:table-cell>
          <table:table-cell table:style-name="Default" table:number-columns-repeated="4"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table:formula="of:=WEEKDAY([.A32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2]+[.D31]" office:value-type="float" office:value="1657" calcext:value-type="float">
            <text:p>1657</text:p>
          </table:table-cell>
          <table:table-cell table:style-name="Default" table:number-columns-repeated="4"/>
        </table:table-row>
        <table:table-row table:style-name="ro2">
          <table:table-cell office:value-type="date" office:date-value="2019-08-02" calcext:value-type="date">
            <text:p>08/02/19</text:p>
          </table:table-cell>
          <table:table-cell table:formula="of:=WEEKDAY([.A33];2)"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table:formula="of:=[.C33]+[.D32]" office:value-type="float" office:value="2314" calcext:value-type="float">
            <text:p>2314</text:p>
          </table:table-cell>
          <table:table-cell office:value-type="string" calcext:value-type="string">
            <text:p>US Business Trip – Citibank Account was blocked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<text:span text:style-name="T1">Quality Inn Dunmore, </text:span>1226 Harry O’neille Hwy, Scranton, Pennsylvannia, US</text:p>
          </table:table-cell>
          <table:table-cell office:value-type="float" office:value="655" calcext:value-type="float">
            <text:p>655</text:p>
          </table:table-cell>
        </table:table-row>
        <table:table-row table:style-name="ro3">
          <table:table-cell office:value-type="date" office:date-value="2019-08-03" calcext:value-type="date">
            <text:p>08/03/19</text:p>
          </table:table-cell>
          <table:table-cell table:formula="of:=WEEKDAY([.A34];2)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[.C34]+[.D33]" office:value-type="float" office:value="2716" calcext:value-type="float">
            <text:p>2716</text:p>
          </table:table-cell>
          <table:table-cell office:value-type="string" calcext:value-type="string">
            <text:p>US Business Trip – Citibank Account was blocked</text:p>
          </table:table-cell>
          <table:table-cell office:value-type="string" calcext:value-type="string">
            <text:p>1226 Harry O’neille Hwy, Scranton, Pennsylvannia, US</text:p>
          </table:table-cell>
          <table:table-cell office:value-type="string" calcext:value-type="string">
            <text:p><text:span text:style-name="T1">Citibank New York </text:span>,2861 Broadway, Manhattan, NY</text:p>
          </table:table-cell>
          <table:table-cell office:value-type="float" office:value="396" calcext:value-type="float">
            <text:p>396</text:p>
          </table:table-cell>
        </table:table-row>
        <table:table-row table:style-name="ro3">
          <table:table-cell office:value-type="date" office:date-value="2019-08-04" calcext:value-type="date">
            <text:p>08/04/19</text:p>
          </table:table-cell>
          <table:table-cell table:formula="of:=WEEKDAY([.A35];2)"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table:formula="of:=[.C35]+[.D34]" office:value-type="float" office:value="3358" calcext:value-type="float">
            <text:p>3358</text:p>
          </table:table-cell>
          <table:table-cell office:value-type="string" calcext:value-type="string">
            <text:p>US Business Trip – Citibank Account was blocked</text:p>
          </table:table-cell>
          <table:table-cell office:value-type="string" calcext:value-type="string">
            <text:p>1226 Harry O’neille Hwy, Scranton, Pennsylvannia, US</text:p>
          </table:table-cell>
          <table:table-cell office:value-type="string" calcext:value-type="string">
            <text:p>Office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9-08-05" calcext:value-type="date">
            <text:p>08/05/19</text:p>
          </table:table-cell>
          <table:table-cell table:formula="of:=WEEKDAY([.A36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36]+[.D35]"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date" office:date-value="2019-08-06" calcext:value-type="date">
            <text:p>08/06/19</text:p>
          </table:table-cell>
          <table:table-cell table:formula="of:=WEEKDAY([.A37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7]+[.D36]"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date" office:date-value="2019-08-07" calcext:value-type="date">
            <text:p>08/07/19</text:p>
          </table:table-cell>
          <table:table-cell table:formula="of:=WEEKDAY([.A38]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38]+[.D37]"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table:formula="of:=WEEKDAY([.A39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9]+[.D38]"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table:formula="of:=WEEKDAY([.A40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40]+[.D39]"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date" office:date-value="2019-08-10" calcext:value-type="date">
            <text:p>08/10/19</text:p>
          </table:table-cell>
          <table:table-cell table:formula="of:=WEEKDAY([.A41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1]+[.D40]"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date" office:date-value="2019-08-11" calcext:value-type="date">
            <text:p>08/11/19</text:p>
          </table:table-cell>
          <table:table-cell table:formula="of:=WEEKDAY([.A42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42]+[.D41]"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table:formula="of:=WEEKDAY([.A43];2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C43]+[.D42]" office:value-type="float" office:value="3747" calcext:value-type="float">
            <text:p>3747</text:p>
          </table:table-cell>
          <table:table-cell table:number-columns-repeated="4"/>
        </table:table-row>
        <table:table-row table:style-name="ro4">
          <table:table-cell office:value-type="date" office:date-value="2019-08-13" calcext:value-type="date">
            <text:p>08/13/19</text:p>
          </table:table-cell>
          <table:table-cell table:formula="of:=WEEKDAY([.A44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44]+[.D43]" office:value-type="float" office:value="3779" calcext:value-type="float">
            <text:p>3779</text:p>
          </table:table-cell>
          <table:table-cell office:value-type="string" calcext:value-type="string">
            <text:p>Visit Wang Ke CPA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50 Consumer Road, North Yor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table:formula="of:=WEEKDAY([.A45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5]+[.D44]"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date" office:date-value="2019-08-15" calcext:value-type="date">
            <text:p>08/15/19</text:p>
          </table:table-cell>
          <table:table-cell table:formula="of:=WEEKDAY([.A46];2)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46]+[.D45]"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date" office:date-value="2019-08-16" calcext:value-type="date">
            <text:p>08/16/19</text:p>
          </table:table-cell>
          <table:table-cell table:formula="of:=WEEKDAY([.A47];2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C47]+[.D46]"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date" office:date-value="2019-08-17" calcext:value-type="date">
            <text:p>08/17/19</text:p>
          </table:table-cell>
          <table:table-cell table:formula="of:=WEEKDAY([.A48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8]+[.D47]"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date" office:date-value="2019-08-18" calcext:value-type="date">
            <text:p>08/18/19</text:p>
          </table:table-cell>
          <table:table-cell table:formula="of:=WEEKDAY([.A49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49]+[.D48]"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table:formula="of:=WEEKDAY([.A50];2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50]+[.D49]"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date" office:date-value="2019-08-20" calcext:value-type="date">
            <text:p>08/20/19</text:p>
          </table:table-cell>
          <table:table-cell table:formula="of:=WEEKDAY([.A51];2)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C51]+[.D50]"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table:formula="of:=WEEKDAY([.A52];2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52]+[.D51]"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date" office:date-value="2019-08-22" calcext:value-type="date">
            <text:p>08/22/19</text:p>
          </table:table-cell>
          <table:table-cell table:formula="of:=WEEKDAY([.A53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53]+[.D52]"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date" office:date-value="2019-08-23" calcext:value-type="date">
            <text:p>08/23/19</text:p>
          </table:table-cell>
          <table:table-cell table:formula="of:=WEEKDAY([.A54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4]+[.D53]"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date" office:date-value="2019-08-24" calcext:value-type="date">
            <text:p>08/24/19</text:p>
          </table:table-cell>
          <table:table-cell table:formula="of:=WEEKDAY([.A55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55]+[.D54]"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date" office:date-value="2019-08-25" calcext:value-type="date">
            <text:p>08/25/19</text:p>
          </table:table-cell>
          <table:table-cell table:formula="of:=WEEKDAY([.A56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56]+[.D55]"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table:formula="of:=WEEKDAY([.A57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57]+[.D56]"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date" office:date-value="2019-08-27" calcext:value-type="date">
            <text:p>08/27/19</text:p>
          </table:table-cell>
          <table:table-cell table:formula="of:=WEEKDAY([.A58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58]+[.D57]"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date" office:date-value="2019-08-28" calcext:value-type="date">
            <text:p>08/28/19</text:p>
          </table:table-cell>
          <table:table-cell table:formula="of:=WEEKDAY([.A59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59]+[.D58]"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table:formula="of:=WEEKDAY([.A60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60]+[.D59]"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date" office:date-value="2019-08-30" calcext:value-type="date">
            <text:p>08/30/19</text:p>
          </table:table-cell>
          <table:table-cell table:formula="of:=WEEKDAY([.A61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1]+[.D60]"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date" office:date-value="2019-08-31" calcext:value-type="date">
            <text:p>08/31/19</text:p>
          </table:table-cell>
          <table:table-cell table:formula="of:=WEEKDAY([.A62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2]+[.D61]"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table:formula="of:=WEEKDAY([.A63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63]+[.D62]"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date" office:date-value="2019-09-02" calcext:value-type="date">
            <text:p>09/02/19</text:p>
          </table:table-cell>
          <table:table-cell table:formula="of:=WEEKDAY([.A64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64]+[.D63]"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date" office:date-value="2019-09-03" calcext:value-type="date">
            <text:p>09/03/19</text:p>
          </table:table-cell>
          <table:table-cell table:formula="of:=WEEKDAY([.A65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65]+[.D64]"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date" office:date-value="2019-09-04" calcext:value-type="date">
            <text:p>09/04/19</text:p>
          </table:table-cell>
          <table:table-cell table:formula="of:=WEEKDAY([.A66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66]+[.D65]"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date" office:date-value="2019-09-05" calcext:value-type="date">
            <text:p>09/05/19</text:p>
          </table:table-cell>
          <table:table-cell table:formula="of:=WEEKDAY([.A67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67]+[.D66]"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date" office:date-value="2019-09-06" calcext:value-type="date">
            <text:p>09/06/19</text:p>
          </table:table-cell>
          <table:table-cell table:formula="of:=WEEKDAY([.A68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8]+[.D67]"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date" office:date-value="2019-09-07" calcext:value-type="date">
            <text:p>09/07/19</text:p>
          </table:table-cell>
          <table:table-cell table:formula="of:=WEEKDAY([.A69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9]+[.D68]"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table:formula="of:=WEEKDAY([.A70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0]+[.D69]"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table:formula="of:=WEEKDAY([.A71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1]+[.D70]"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date" office:date-value="2019-09-10" calcext:value-type="date">
            <text:p>09/10/19</text:p>
          </table:table-cell>
          <table:table-cell table:formula="of:=WEEKDAY([.A72];2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C72]+[.D71]"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table:formula="of:=WEEKDAY([.A7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73]+[.D72]" office:value-type="float" office:value="5219" calcext:value-type="float">
            <text:p>5219</text:p>
          </table:table-cell>
          <table:table-cell table:number-columns-repeated="4"/>
        </table:table-row>
        <table:table-row table:style-name="ro5">
          <table:table-cell office:value-type="date" office:date-value="2019-09-12" calcext:value-type="date">
            <text:p>09/12/19</text:p>
          </table:table-cell>
          <table:table-cell table:formula="of:=WEEKDAY([.A74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74]+[.D73]" office:value-type="float" office:value="5291" calcext:value-type="float">
            <text:p>5291</text:p>
          </table:table-cell>
          <table:table-cell office:value-type="string" calcext:value-type="string">
            <text:p>Estate Planning Semina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oronto Public Library Barbara Frum Branch</text:p>
          </table:table-cell>
          <table:table-cell office:value-type="float" office:value="32" calcext:value-type="float">
            <text:p>32</text:p>
          </table:table-cell>
        </table:table-row>
        <table:table-row table:style-name="ro6">
          <table:table-cell office:value-type="date" office:date-value="2019-09-13" calcext:value-type="date">
            <text:p>09/13/19</text:p>
          </table:table-cell>
          <table:table-cell table:formula="of:=WEEKDAY([.A75];2)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C75]+[.D74]" office:value-type="float" office:value="5408" calcext:value-type="float">
            <text:p>5408</text:p>
          </table:table-cell>
          <table:table-cell office:value-type="string" calcext:value-type="string">
            <text:p>“Never split the difference” Negotiation Semina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Keller Williams Realty, 16945 Leslie Street, New Market</text:p>
          </table:table-cell>
          <table:table-cell office:value-type="float" office:value="74" calcext:value-type="float">
            <text:p>74</text:p>
          </table:table-cell>
        </table:table-row>
        <table:table-row table:style-name="ro7">
          <table:table-cell office:value-type="date" office:date-value="2019-09-14" calcext:value-type="date">
            <text:p>09/14/19</text:p>
          </table:table-cell>
          <table:table-cell table:formula="of:=WEEKDAY([.A76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76]+[.D75]" office:value-type="float" office:value="5450" calcext:value-type="float">
            <text:p>5450</text:p>
          </table:table-cell>
          <table:table-cell office:value-type="string" calcext:value-type="string">
            <text:p>Bruce Li Real Estate Semina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Bay Street Group, 8300 Woodbine Street, Markham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date" office:date-value="2019-09-15" calcext:value-type="date">
            <text:p>09/15/19</text:p>
          </table:table-cell>
          <table:table-cell table:formula="of:=WEEKDAY([.A77];2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[.C77]+[.D76]" office:value-type="float" office:value="5545" calcext:value-type="float">
            <text:p>5545</text:p>
          </table:table-cell>
          <table:table-cell office:value-type="string" calcext:value-type="string">
            <text:p>First Time Home Buyer Semina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oronto Public Library Albion Branch, Etibicok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9-09-16" calcext:value-type="date">
            <text:p>09/16/19</text:p>
          </table:table-cell>
          <table:table-cell table:formula="of:=WEEKDAY([.A78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8]+[.D77]"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table:formula="of:=WEEKDAY([.A79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9]+[.D78]"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date" office:date-value="2019-09-18" calcext:value-type="date">
            <text:p>09/18/19</text:p>
          </table:table-cell>
          <table:table-cell table:formula="of:=WEEKDAY([.A80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80]+[.D79]"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date" office:date-value="2019-09-19" calcext:value-type="date">
            <text:p>09/19/19</text:p>
          </table:table-cell>
          <table:table-cell table:formula="of:=WEEKDAY([.A81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1]+[.D80]"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table:formula="of:=WEEKDAY([.A82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2]+[.D81]"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date" office:date-value="2019-09-21" calcext:value-type="date">
            <text:p>09/21/19</text:p>
          </table:table-cell>
          <table:table-cell table:formula="of:=WEEKDAY([.A83];2)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C83]+[.D82]"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date" office:date-value="2019-09-22" calcext:value-type="date">
            <text:p>09/22/19</text:p>
          </table:table-cell>
          <table:table-cell table:formula="of:=WEEKDAY([.A84];2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C84]+[.D83]"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date" office:date-value="2019-09-23" calcext:value-type="date">
            <text:p>09/23/19</text:p>
          </table:table-cell>
          <table:table-cell table:formula="of:=WEEKDAY([.A85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85]+[.D84]" office:value-type="float" office:value="5852" calcext:value-type="float">
            <text:p>5852</text:p>
          </table:table-cell>
          <table:table-cell table:number-columns-repeated="4"/>
        </table:table-row>
        <table:table-row table:style-name="ro7">
          <table:table-cell office:value-type="date" office:date-value="2019-09-24" calcext:value-type="date">
            <text:p>09/24/19</text:p>
          </table:table-cell>
          <table:table-cell table:formula="of:=WEEKDAY([.A86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86]+[.D85]" office:value-type="float" office:value="5904" calcext:value-type="float">
            <text:p>5904</text:p>
          </table:table-cell>
          <table:table-cell office:value-type="string" calcext:value-type="string">
            <text:p>Quantum Tax Law Semina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hornhill Club, 7994 Yonge 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table:formula="of:=WEEKDAY([.A87];2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87]+[.D86]"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date" office:date-value="2019-09-26" calcext:value-type="date">
            <text:p>09/26/19</text:p>
          </table:table-cell>
          <table:table-cell table:formula="of:=WEEKDAY([.A88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8]+[.D87]"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date" office:date-value="2019-09-27" calcext:value-type="date">
            <text:p>09/27/19</text:p>
          </table:table-cell>
          <table:table-cell table:formula="of:=WEEKDAY([.A89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9]+[.D88]"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date" office:date-value="2019-09-28" calcext:value-type="date">
            <text:p>09/28/19</text:p>
          </table:table-cell>
          <table:table-cell table:formula="of:=WEEKDAY([.A90];2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[.C90]+[.D89]"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date" office:date-value="2019-09-29" calcext:value-type="date">
            <text:p>09/29/19</text:p>
          </table:table-cell>
          <table:table-cell table:formula="of:=WEEKDAY([.A91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91]+[.D90]"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date" office:date-value="2019-09-30" calcext:value-type="date">
            <text:p>09/30/19</text:p>
          </table:table-cell>
          <table:table-cell table:formula="of:=WEEKDAY([.A92];2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92]+[.D91]"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table:formula="of:=WEEKDAY([.A93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3]+[.D92]"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date" office:date-value="2019-10-02" calcext:value-type="date">
            <text:p>10/02/19</text:p>
          </table:table-cell>
          <table:table-cell table:formula="of:=WEEKDAY([.A94];2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94]+[.D93]" office:value-type="float" office:value="6150" calcext:value-type="float">
            <text:p>6150</text:p>
          </table:table-cell>
          <table:table-cell table:number-columns-repeated="4"/>
        </table:table-row>
        <table:table-row table:style-name="ro7">
          <table:table-cell office:value-type="date" office:date-value="2019-10-03" calcext:value-type="date">
            <text:p>10/03/19</text:p>
          </table:table-cell>
          <table:table-cell table:formula="of:=WEEKDAY([.A95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95]+[.D94]" office:value-type="float" office:value="6222" calcext:value-type="float">
            <text:p>6222</text:p>
          </table:table-cell>
          <table:table-cell office:value-type="string" calcext:value-type="string">
            <text:p>Money matters – small busines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he Village Hive - #105 55 Albert Street, Markha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9-10-04" calcext:value-type="date">
            <text:p>10/04/19</text:p>
          </table:table-cell>
          <table:table-cell table:formula="of:=WEEKDAY([.A96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96]+[.D95]" office:value-type="float" office:value="6274" calcext:value-type="float">
            <text:p>6274</text:p>
          </table:table-cell>
          <table:table-cell table:number-columns-repeated="4"/>
        </table:table-row>
        <table:table-row table:style-name="ro8">
          <table:table-cell office:value-type="date" office:date-value="2019-10-05" calcext:value-type="date">
            <text:p>10/05/19</text:p>
          </table:table-cell>
          <table:table-cell table:formula="of:=WEEKDAY([.A97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97]+[.D96]" office:value-type="float" office:value="6344" calcext:value-type="float">
            <text:p>6344</text:p>
          </table:table-cell>
          <table:table-cell office:value-type="string" calcext:value-type="string">
            <text:p>LISA YANG TAX Seminar(Bay Street group). Estate Planning (Bahaku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5<text:span text:style-name="T2">th</text:span> Floor 8300 Woodbine→707 Keele Street Suite 200 → Offic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9-10-06" calcext:value-type="date">
            <text:p>10/06/19</text:p>
          </table:table-cell>
          <table:table-cell table:formula="of:=WEEKDAY([.A98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98]+[.D97]"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table:formula="of:=WEEKDAY([.A9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0-08" calcext:value-type="date">
            <text:p>10/08/19</text:p>
          </table:table-cell>
          <table:table-cell table:formula="of:=WEEKDAY([.A10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0-09" calcext:value-type="date">
            <text:p>10/09/19</text:p>
          </table:table-cell>
          <table:table-cell table:formula="of:=WEEKDAY([.A101];2)" office:value-type="float" office:value="3" calcext:value-type="float">
            <text:p>3</text:p>
          </table:table-cell>
          <table:table-cell table:number-columns-repeated="6"/>
        </table:table-row>
        <table:table-row table:style-name="ro9">
          <table:table-cell office:value-type="date" office:date-value="2019-10-10" calcext:value-type="date">
            <text:p>10/10/19</text:p>
          </table:table-cell>
          <table:table-cell table:formula="of:=WEEKDAY([.A102];2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明瑞集团讲座(7100 woodbine), 晚上Kinkgo集团讲座。</text:p>
          </table:table-cell>
          <table:table-cell table:number-columns-repeated="3"/>
        </table:table-row>
        <table:table-row table:style-name="ro1">
          <table:table-cell office:value-type="date" office:date-value="2019-10-11" calcext:value-type="date">
            <text:p>10/11/19</text:p>
          </table:table-cell>
          <table:table-cell table:formula="of:=WEEKDAY([.A10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0-12" calcext:value-type="date">
            <text:p>10/12/19</text:p>
          </table:table-cell>
          <table:table-cell table:formula="of:=WEEKDAY([.A10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0-13" calcext:value-type="date">
            <text:p>10/13/19</text:p>
          </table:table-cell>
          <table:table-cell table:formula="of:=WEEKDAY([.A10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0-14" calcext:value-type="date">
            <text:p>10/14/19</text:p>
          </table:table-cell>
          <table:table-cell table:formula="of:=WEEKDAY([.A10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0-15" calcext:value-type="date">
            <text:p>10/15/19</text:p>
          </table:table-cell>
          <table:table-cell table:formula="of:=WEEKDAY([.A10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0-16" calcext:value-type="date">
            <text:p>10/16/19</text:p>
          </table:table-cell>
          <table:table-cell table:formula="of:=WEEKDAY([.A10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0-17" calcext:value-type="date">
            <text:p>10/17/19</text:p>
          </table:table-cell>
          <table:table-cell table:formula="of:=WEEKDAY([.A10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0-18" calcext:value-type="date">
            <text:p>10/18/19</text:p>
          </table:table-cell>
          <table:table-cell table:formula="of:=WEEKDAY([.A11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0-19" calcext:value-type="date">
            <text:p>10/19/19</text:p>
          </table:table-cell>
          <table:table-cell table:formula="of:=WEEKDAY([.A11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0-20" calcext:value-type="date">
            <text:p>10/20/19</text:p>
          </table:table-cell>
          <table:table-cell table:formula="of:=WEEKDAY([.A112];2)"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21:18:11.54355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2:35.239644226</meta:creation-date>
    <dc:date>2019-10-10T21:29:12.027380507</dc:date>
    <meta:editing-duration>PT37M13S</meta:editing-duration>
    <meta:editing-cycles>17</meta:editing-cycles>
    <meta:generator>LibreOffice/6.0.7.3$Linux_X86_64 LibreOffice_project/00m0$Build-3</meta:generator>
    <meta:document-statistic meta:table-count="1" meta:cell-count="470" meta:object-count="0"/>
  </office:meta>
</office:document-meta>
</file>